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2 Feb. 2026</text:span></text:p>
      <text:p text:style-name="Normal"/>
      <text:p text:style-name="Normal">Gradually, I regained my vision. It was hard for me to focus.</text:p>
      <text:p text:style-name="Normal"> <text:s text:c="1"/>I was lying on the ground, for some reason, curled up. As I lifted my head, I could see majestic cathedral walls covered in gold, with numerous frescoes upon them.</text:p>
      <text:p text:style-name="Normal"/>
      <text:p text:style-name="Normal">A deep, splendid voice echoed throughout the whole room right from behind, being reflected by the walls multiple times, making me feel disorientated, causing headache and nausea. «You lied,» it said.</text:p>
      <text:p text:style-name="Normal"> <text:s text:c="1"/>«You deceived!» It spoke loudly again. I, unwilfully, lowered my forehead, pressing it on the cold marble, shivering as if afraid.</text:p>
      <text:p text:style-name="Normal"> <text:s text:c="1"/>«You abandoned!» My hands reached for my neck – I strangled myself. Without breath, I could not have had the hope of ever speaking up again. It seemed that, for I had made an irreparable mistake, deeply regretting it, I too did not consider myself worthy of living anymore, of fighting back.</text:p>
      <text:p text:style-name="Normal"> <text:s text:c="1"/>«You killed!» I wanted to cough, but I could not. Blood trickled down from my mouth to my eyes, filling the world with red, making my vision blur and darken.</text:p>
      <text:p text:style-name="Normal"> <text:s text:c="1"/>My fingers pierced the skin of my neck; my hands have broken it, letting me hear the cracking sound of bones... But my grip did not become any weaker.</text:p>
      <text:p text:style-name="Normal"> <text:s text:c="1"/>«And worst of all,» as it spoke, my body grew heavier tremendously. «You pretended to have forgotten!»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